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3" style:family="table-cell" style:parent-style-name="Default">
      <style:table-cell-properties fo:border-bottom="none" fo:border-left="2.3pt solid #ff0000" fo:border-right="none" fo:border-top="2.3pt solid #ff0000"/>
      <style:text-properties fo:color="#000000"/>
    </style:style>
    <style:style style:name="ce4" style:family="table-cell" style:parent-style-name="Default">
      <style:table-cell-properties fo:border-bottom="none" fo:border-left="2.3pt solid #ff0000" fo:border-right="none" fo:border-top="none"/>
      <style:text-properties fo:color="#000000"/>
    </style:style>
    <style:style style:name="ce5" style:family="table-cell" style:parent-style-name="Default">
      <style:table-cell-properties fo:border-bottom="2.3pt solid #ff0000" fo:border-left="2.3pt solid #ff0000" fo:border-right="none" fo:border-top="none"/>
      <style:text-properties fo:color="#000000"/>
    </style:style>
    <style:style style:name="ce6" style:family="table-cell" style:parent-style-name="Default">
      <style:table-cell-properties fo:border-bottom="none" fo:border-left="none" fo:border-right="none" fo:border-top="2.3pt solid #ff0000"/>
      <style:text-properties fo:color="#000000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able-cell-properties fo:border-bottom="2.3pt solid #ff0000" fo:border-left="none" fo:border-right="none" fo:border-top="none"/>
      <style:text-properties fo:color="#000000"/>
    </style:style>
    <style:style style:name="ce9" style:family="table-cell" style:parent-style-name="Default" style:data-style-name="N61">
      <style:text-properties fo:color="#000000"/>
    </style:style>
    <style:style style:name="ce10" style:family="table-cell" style:parent-style-name="Default">
      <style:table-cell-properties fo:border-bottom="none" fo:border-left="none" fo:border-right="2.3pt solid #ff0000" fo:border-top="2.3pt solid #ff0000"/>
      <style:text-properties fo:color="#000000"/>
    </style:style>
    <style:style style:name="ce11" style:family="table-cell" style:parent-style-name="Default">
      <style:table-cell-properties fo:border-bottom="none" fo:border-left="none" fo:border-right="2.3pt solid #ff0000" fo:border-top="none"/>
      <style:text-properties fo:color="#000000"/>
    </style:style>
    <style:style style:name="ce12" style:family="table-cell" style:parent-style-name="Default">
      <style:table-cell-properties fo:border-bottom="2.3pt solid #ff0000" fo:border-left="none" fo:border-right="2.3pt solid #ff0000" fo:border-top="none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table:style-name="ce3" office:value-type="string" calcext:value-type="string">
            <text:p>CR</text:p>
          </table:table-cell>
          <table:table-cell table:style-name="ce6" office:value-type="string" calcext:value-type="string">
            <text:p>hlimit</text:p>
          </table:table-cell>
          <table:table-cell table:style-name="ce6" office:value-type="string" calcext:value-type="string">
            <text:p>srate</text:p>
          </table:table-cell>
          <table:table-cell table:style-name="ce6" office:value-type="string" calcext:value-type="string">
            <text:p>drate</text:p>
          </table:table-cell>
          <table:table-cell table:style-name="ce6" office:value-type="string" calcext:value-type="string">
            <text:p>irate</text:p>
          </table:table-cell>
          <table:table-cell table:style-name="ce6" table:number-columns-repeated="4"/>
          <table:table-cell table:style-name="ce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table:style-name="ce4" office:value-type="float" office:value="0.5" calcext:value-type="float">
            <text:p>0.5</text:p>
          </table:table-cell>
          <table:table-cell table:style-name="ce7" office:value-type="float" office:value="92500" calcext:value-type="float">
            <text:p>92500</text:p>
          </table:table-cell>
          <table:table-cell table:style-name="ce7" office:value-type="float" office:value="0.0357" calcext:value-type="float">
            <text:p>0.0357</text:p>
          </table:table-cell>
          <table:table-cell table:style-name="ce7" office:value-type="float" office:value="0.0123" calcext:value-type="float">
            <text:p>0.0123</text:p>
          </table:table-cell>
          <table:table-cell table:style-name="ce7" office:value-type="float" office:value="0.00585" calcext:value-type="float">
            <text:p>0.00585</text:p>
          </table:table-cell>
          <table:table-cell table:style-name="ce7" table:number-columns-repeated="4"/>
          <table:table-cell table:style-name="ce1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7"/>
          <table:table-cell table:style-name="ce4"/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heap</text:p>
          </table:table-cell>
          <table:table-cell table:style-name="ce7" office:value-type="string" calcext:value-type="string">
            <text:p>corefunc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45.3593221818182" calcext:value-type="float">
            <text:p>45.3593221818182</text:p>
          </table:table-cell>
          <table:table-cell office:value-type="float" office:value="25.9099694545455" calcext:value-type="float">
            <text:p>25.9099694545455</text:p>
          </table:table-cell>
          <table:table-cell office:value-type="float" office:value="19.4493527272727" calcext:value-type="float">
            <text:p>19.4493527272727</text:p>
          </table:table-cell>
          <table:table-cell table:number-columns-repeated="7"/>
          <table:table-cell table:style-name="ce4" office:value-type="string" calcext:value-type="string">
            <text:p>dpu R (total)</text:p>
          </table:table-cell>
          <table:table-cell table:style-name="ce7" office:value-type="float" office:value="161.327457454545" calcext:value-type="float">
            <text:p>161.327457454545</text:p>
          </table:table-cell>
          <table:table-cell table:style-name="ce7" office:value-type="float" office:value="91.7950850909091" calcext:value-type="float">
            <text:p>91.7950850909091</text:p>
          </table:table-cell>
          <table:table-cell table:style-name="ce7" office:value-type="float" office:value="69.5323723636364" calcext:value-type="float">
            <text:p>69.5323723636364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27.7335258181818" calcext:value-type="float">
            <text:p>27.7335258181818</text:p>
          </table:table-cell>
          <table:table-cell office:value-type="float" office:value="12.3002036363636" calcext:value-type="float">
            <text:p>12.3002036363636</text:p>
          </table:table-cell>
          <table:table-cell office:value-type="float" office:value="15.4333221818182" calcext:value-type="float">
            <text:p>15.4333221818182</text:p>
          </table:table-cell>
          <table:table-cell table:number-columns-repeated="7"/>
          <table:table-cell table:style-name="ce4" office:value-type="string" calcext:value-type="string">
            <text:p>dpu W (total)</text:p>
          </table:table-cell>
          <table:table-cell table:style-name="ce7" office:value-type="float" office:value="101.159815272727" calcext:value-type="float">
            <text:p>101.159815272727</text:p>
          </table:table-cell>
          <table:table-cell table:style-name="ce7" office:value-type="float" office:value="42.7669381818182" calcext:value-type="float">
            <text:p>42.7669381818182</text:p>
          </table:table-cell>
          <table:table-cell table:style-name="ce7" office:value-type="float" office:value="58.3928770909091" calcext:value-type="float">
            <text:p>58.3928770909091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 office:value-type="string" calcext:value-type="string">
            <text:p>dpu R (Gb/s)</text:p>
          </table:table-cell>
          <table:table-cell office:value-type="float" office:value="1.73676703239325" calcext:value-type="float">
            <text:p>1.73676703239325</text:p>
          </table:table-cell>
          <table:table-cell office:value-type="float" office:value="0.77028028485851" calcext:value-type="float">
            <text:p>0.77028028485851</text:p>
          </table:table-cell>
          <table:table-cell office:value-type="float" office:value="0.966486747534739" calcext:value-type="float">
            <text:p>0.966486747534739</text:p>
          </table:table-cell>
          <table:table-cell table:number-columns-repeated="7"/>
          <table:table-cell table:style-name="ce4" office:value-type="string" calcext:value-type="string">
            <text:p>dpu R (Gb/s)</text:p>
          </table:table-cell>
          <table:table-cell table:style-name="ce7" office:value-type="float" office:value="1.74132930046538" calcext:value-type="float">
            <text:p>1.74132930046538</text:p>
          </table:table-cell>
          <table:table-cell table:style-name="ce7" office:value-type="float" office:value="0.736174955899402" calcext:value-type="float">
            <text:p>0.736174955899402</text:p>
          </table:table-cell>
          <table:table-cell table:style-name="ce7" office:value-type="float" office:value="1.00515434456598" calcext:value-type="float">
            <text:p>1.00515434456598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 office:value-type="string" calcext:value-type="string">
            <text:p>dpu W (GB/s)</text:p>
          </table:table-cell>
          <table:table-cell office:value-type="float" office:value="2.840553916352" calcext:value-type="float">
            <text:p>2.840553916352</text:p>
          </table:table-cell>
          <table:table-cell office:value-type="float" office:value="1.62256977544014" calcext:value-type="float">
            <text:p>1.62256977544014</text:p>
          </table:table-cell>
          <table:table-cell office:value-type="float" office:value="1.21798414091186" calcext:value-type="float">
            <text:p>1.21798414091186</text:p>
          </table:table-cell>
          <table:table-cell table:number-columns-repeated="7"/>
          <table:table-cell table:style-name="ce4" office:value-type="string" calcext:value-type="string">
            <text:p>dpu W (GB/s)</text:p>
          </table:table-cell>
          <table:table-cell table:style-name="ce7" office:value-type="float" office:value="2.77703382393304" calcext:value-type="float">
            <text:p>2.77703382393304</text:p>
          </table:table-cell>
          <table:table-cell table:style-name="ce7" office:value-type="float" office:value="1.58012814551479" calcext:value-type="float">
            <text:p>1.58012814551479</text:p>
          </table:table-cell>
          <table:table-cell table:style-name="ce7" office:value-type="float" office:value="1.19690567841826" calcext:value-type="float">
            <text:p>1.19690567841826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/>
          <table:table-cell table:style-name="ce4"/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io</text:p>
          </table:table-cell>
          <table:table-cell table:style-name="ce7" office:value-type="string" calcext:value-type="string">
            <text:p>heap push</text:p>
          </table:table-cell>
          <table:table-cell table:style-name="ce7" office:value-type="string" calcext:value-type="string">
            <text:p>heap pop</text:p>
          </table:table-cell>
          <table:table-cell table:style-name="ce7" office:value-type="string" calcext:value-type="string">
            <text:p>decode</text:p>
          </table:table-cell>
          <table:table-cell table:style-name="ce7" office:value-type="string" calcext:value-type="string">
            <text:p>heap_hasging</text:p>
          </table:table-cell>
          <table:table-cell table:style-name="ce7" office:value-type="string" calcext:value-type="string">
            <text:p>penality</text:p>
          </table:table-cell>
          <table:table-cell table:style-name="ce7" office:value-type="string" calcext:value-type="string">
            <text:p>hypload</text:p>
          </table:table-cell>
          <table:table-cell table:style-name="ce11"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17.3086856760201" calcext:value-type="float">
            <text:p>17.3086856760201</text:p>
          </table:table-cell>
          <table:table-cell table:number-columns-repeated="9"/>
          <table:table-cell table:style-name="ce4" office:value-type="string" calcext:value-type="string">
            <text:p>host (s)</text:p>
          </table:table-cell>
          <table:table-cell table:style-name="ce7" office:value-type="float" office:value="59.8338343229843" calcext:value-type="float">
            <text:p>59.8338343229843</text:p>
          </table:table-cell>
          <table:table-cell table:style-name="ce7" table:number-columns-repeated="7"/>
          <table:table-cell table:style-name="ce11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922570211802909" calcext:value-type="float">
            <text:p>0.922570211802909</text:p>
          </table:table-cell>
          <table:table-cell table:number-columns-repeated="9"/>
          <table:table-cell table:style-name="ce4" office:value-type="string" calcext:value-type="string">
            <text:p>dpu Tasklet Balancing %</text:p>
          </table:table-cell>
          <table:table-cell table:style-name="ce7" office:value-type="float" office:value="0.970912931179875" calcext:value-type="float">
            <text:p>0.970912931179875</text:p>
          </table:table-cell>
          <table:table-cell table:style-name="ce7" table:number-columns-repeated="7"/>
          <table:table-cell table:style-name="ce11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3191952707077" calcext:value-type="float">
            <text:p>3.19E-05</text:p>
          </table:table-cell>
          <table:table-cell office:value-type="float" office:value="0.23971290413048" calcext:value-type="float">
            <text:p>0.23971290413048</text:p>
          </table:table-cell>
          <table:table-cell office:value-type="float" office:value="0.159935707719239" calcext:value-type="float">
            <text:p>0.159935707719239</text:p>
          </table:table-cell>
          <table:table-cell office:value-type="float" office:value="0.999645267622172" calcext:value-type="float">
            <text:p>0.999645267622172</text:p>
          </table:table-cell>
          <table:table-cell office:value-type="float" office:value="0.260862973701205" calcext:value-type="float">
            <text:p>0.260862973701205</text:p>
          </table:table-cell>
          <table:table-cell office:value-type="float" office:value="0.0401279690375575" calcext:value-type="float">
            <text:p>0.040127969037558</text:p>
          </table:table-cell>
          <table:table-cell office:value-type="float" office:value="0.0287704607241994" calcext:value-type="float">
            <text:p>0.028770460724199</text:p>
          </table:table-cell>
          <table:table-cell office:value-type="float" office:value="0.510098498940469" calcext:value-type="float">
            <text:p>0.510098498940469</text:p>
          </table:table-cell>
          <table:table-cell/>
          <table:table-cell table:style-name="ce4" office:value-type="string" calcext:value-type="string">
            <text:p>dpu % total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00000877204340775872" calcext:value-type="float">
            <text:p>8.77E-06</text:p>
          </table:table-cell>
          <table:table-cell table:style-name="ce7" office:value-type="float" office:value="0.193501979268995" calcext:value-type="float">
            <text:p>0.193501979268995</text:p>
          </table:table-cell>
          <table:table-cell table:style-name="ce7" office:value-type="float" office:value="0.186936358911399" calcext:value-type="float">
            <text:p>0.186936358911399</text:p>
          </table:table-cell>
          <table:table-cell table:style-name="ce7" office:value-type="float" office:value="0.999902509775299" calcext:value-type="float">
            <text:p>0.999902509775299</text:p>
          </table:table-cell>
          <table:table-cell table:style-name="ce7" office:value-type="float" office:value="0.269632491409931" calcext:value-type="float">
            <text:p>0.269632491409931</text:p>
          </table:table-cell>
          <table:table-cell table:style-name="ce7" office:value-type="float" office:value="0.0417481006683412" calcext:value-type="float">
            <text:p>0.041748100668341</text:p>
          </table:table-cell>
          <table:table-cell table:style-name="ce7" office:value-type="float" office:value="0.0296443902819304" calcext:value-type="float">
            <text:p>0.029644390281931</text:p>
          </table:table-cell>
          <table:table-cell table:style-name="ce11" office:value-type="float" office:value="0.528794431600018" calcext:value-type="float">
            <text:p>0.528794431600018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5588967233.55455" calcext:value-type="float">
            <text:p>5588967233.55455</text:p>
          </table:table-cell>
          <table:table-cell office:value-type="float" office:value="178397.190909091" calcext:value-type="float">
            <text:p>178397.190909091</text:p>
          </table:table-cell>
          <table:table-cell office:value-type="float" office:value="1339747566.64545" calcext:value-type="float">
            <text:p>1339747566.64545</text:p>
          </table:table-cell>
          <table:table-cell office:value-type="float" office:value="893875429.918182" calcext:value-type="float">
            <text:p>893875429.918182</text:p>
          </table:table-cell>
          <table:table-cell office:value-type="float" office:value="5586984645.91818" calcext:value-type="float">
            <text:p>5586984645.91818</text:p>
          </table:table-cell>
          <table:table-cell office:value-type="float" office:value="1457954612.46364" calcext:value-type="float">
            <text:p>1457954612.46364</text:p>
          </table:table-cell>
          <table:table-cell office:value-type="float" office:value="224273904.1" calcext:value-type="float">
            <text:p>224273904.1</text:p>
          </table:table-cell>
          <table:table-cell office:value-type="float" office:value="160797162.281818" calcext:value-type="float">
            <text:p>160797162.281818</text:p>
          </table:table-cell>
          <table:table-cell office:value-type="float" office:value="2850923796.46364" calcext:value-type="float">
            <text:p>2850923796.46364</text:p>
          </table:table-cell>
          <table:table-cell/>
          <table:table-cell table:style-name="ce4" office:value-type="string" calcext:value-type="string">
            <text:p>dpu cycles</text:p>
          </table:table-cell>
          <table:table-cell table:style-name="ce7" office:value-type="float" office:value="20332705213.1909" calcext:value-type="float">
            <text:p>20332705213.1909</text:p>
          </table:table-cell>
          <table:table-cell table:style-name="ce7" office:value-type="float" office:value="178359.372727273" calcext:value-type="float">
            <text:p>178359.372727273</text:p>
          </table:table-cell>
          <table:table-cell table:style-name="ce7" office:value-type="float" office:value="3934418702.64545" calcext:value-type="float">
            <text:p>3934418702.64545</text:p>
          </table:table-cell>
          <table:table-cell table:style-name="ce7" office:value-type="float" office:value="3800921879.37273" calcext:value-type="float">
            <text:p>3800921879.37273</text:p>
          </table:table-cell>
          <table:table-cell table:style-name="ce7" office:value-type="float" office:value="20330722973.1909" calcext:value-type="float">
            <text:p>20330722973.1909</text:p>
          </table:table-cell>
          <table:table-cell table:style-name="ce7" office:value-type="float" office:value="5482357963.73636" calcext:value-type="float">
            <text:p>5482357963.73636</text:p>
          </table:table-cell>
          <table:table-cell table:style-name="ce7" office:value-type="float" office:value="848851824.1" calcext:value-type="float">
            <text:p>848851824.1</text:p>
          </table:table-cell>
          <table:table-cell table:style-name="ce7" office:value-type="float" office:value="602750648.827273" calcext:value-type="float">
            <text:p>602750648.827273</text:p>
          </table:table-cell>
          <table:table-cell table:style-name="ce11" office:value-type="float" office:value="10751821296.1" calcext:value-type="float">
            <text:p>10751821296.1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4126566899.00909" calcext:value-type="float">
            <text:p>4126566899.00909</text:p>
          </table:table-cell>
          <table:table-cell office:value-type="float" office:value="24376.8272727273" calcext:value-type="float">
            <text:p>24376.8272727273</text:p>
          </table:table-cell>
          <table:table-cell office:value-type="float" office:value="933416771.009091" calcext:value-type="float">
            <text:p>933416771.009091</text:p>
          </table:table-cell>
          <table:table-cell office:value-type="float" office:value="615360711.372727" calcext:value-type="float">
            <text:p>615360711.372727</text:p>
          </table:table-cell>
          <table:table-cell office:value-type="float" office:value="4126296773.91818" calcext:value-type="float">
            <text:p>4126296773.91818</text:p>
          </table:table-cell>
          <table:table-cell office:value-type="float" office:value="1125288859.73636" calcext:value-type="float">
            <text:p>1125288859.73636</text:p>
          </table:table-cell>
          <table:table-cell office:value-type="float" office:value="173929776.1" calcext:value-type="float">
            <text:p>173929776.1</text:p>
          </table:table-cell>
          <table:table-cell office:value-type="float" office:value="118210229.918182" calcext:value-type="float">
            <text:p>118210229.918182</text:p>
          </table:table-cell>
          <table:table-cell office:value-type="float" office:value="2196488352.1" calcext:value-type="float">
            <text:p>2196488352.1</text:p>
          </table:table-cell>
          <table:table-cell/>
          <table:table-cell table:style-name="ce4" office:value-type="string" calcext:value-type="string">
            <text:p>dpu inst</text:p>
          </table:table-cell>
          <table:table-cell table:style-name="ce7" office:value-type="float" office:value="15470987937.5545" calcext:value-type="float">
            <text:p>15470987937.5545</text:p>
          </table:table-cell>
          <table:table-cell table:style-name="ce7" office:value-type="float" office:value="25639.3727272727" calcext:value-type="float">
            <text:p>25639.3727272727</text:p>
          </table:table-cell>
          <table:table-cell table:style-name="ce7" office:value-type="float" office:value="2820840862.64545" calcext:value-type="float">
            <text:p>2820840862.64545</text:p>
          </table:table-cell>
          <table:table-cell table:style-name="ce7" office:value-type="float" office:value="2704988507.73636" calcext:value-type="float">
            <text:p>2704988507.73636</text:p>
          </table:table-cell>
          <table:table-cell table:style-name="ce7" office:value-type="float" office:value="15470703923.0091" calcext:value-type="float">
            <text:p>15470703923.0091</text:p>
          </table:table-cell>
          <table:table-cell table:style-name="ce7" office:value-type="float" office:value="4345828051.00909" calcext:value-type="float">
            <text:p>4345828051.00909</text:p>
          </table:table-cell>
          <table:table-cell table:style-name="ce7" office:value-type="float" office:value="675642309.918182" calcext:value-type="float">
            <text:p>675642309.918182</text:p>
          </table:table-cell>
          <table:table-cell table:style-name="ce7" office:value-type="float" office:value="456112315.736364" calcext:value-type="float">
            <text:p>456112315.736364</text:p>
          </table:table-cell>
          <table:table-cell table:style-name="ce11" office:value-type="float" office:value="8507433837.19091" calcext:value-type="float">
            <text:p>8507433837.19091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739817885055071" calcext:value-type="float">
            <text:p>0.739817885055071</text:p>
          </table:table-cell>
          <table:table-cell office:value-type="string" calcext:value-type="string">
            <text:p>NC</text:p>
          </table:table-cell>
          <table:table-cell office:value-type="float" office:value="0.700624742100574" calcext:value-type="float">
            <text:p>0.700624742100574</text:p>
          </table:table-cell>
          <table:table-cell office:value-type="float" office:value="0.694544926567502" calcext:value-type="float">
            <text:p>0.694544926567502</text:p>
          </table:table-cell>
          <table:table-cell office:value-type="float" office:value="0.740032953115156" calcext:value-type="float">
            <text:p>0.740032953115156</text:p>
          </table:table-cell>
          <table:table-cell office:value-type="float" office:value="0.774926488729253" calcext:value-type="float">
            <text:p>0.774926488729253</text:p>
          </table:table-cell>
          <table:table-cell office:value-type="float" office:value="0.777921538927514" calcext:value-type="float">
            <text:p>0.777921538927514</text:p>
          </table:table-cell>
          <table:table-cell office:value-type="float" office:value="0.736782288029212" calcext:value-type="float">
            <text:p>0.736782288029212</text:p>
          </table:table-cell>
          <table:table-cell office:value-type="float" office:value="0.773261861800121" calcext:value-type="float">
            <text:p>0.773261861800121</text:p>
          </table:table-cell>
          <table:table-cell/>
          <table:table-cell table:style-name="ce4" office:value-type="string" calcext:value-type="string">
            <text:p>dpu pipeline efficiency</text:p>
          </table:table-cell>
          <table:table-cell table:style-name="ce7" office:value-type="float" office:value="0.761274000264617" calcext:value-type="float">
            <text:p>0.761274000264617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0.718723035840792" calcext:value-type="float">
            <text:p>0.718723035840792</text:p>
          </table:table-cell>
          <table:table-cell table:style-name="ce7" office:value-type="float" office:value="0.711910682030825" calcext:value-type="float">
            <text:p>0.711910682030825</text:p>
          </table:table-cell>
          <table:table-cell table:style-name="ce7" office:value-type="float" office:value="0.761334320335319" calcext:value-type="float">
            <text:p>0.761334320335319</text:p>
          </table:table-cell>
          <table:table-cell table:style-name="ce7" office:value-type="float" office:value="0.793048198985159" calcext:value-type="float">
            <text:p>0.793048198985159</text:p>
          </table:table-cell>
          <table:table-cell table:style-name="ce7" office:value-type="float" office:value="0.796327073631176" calcext:value-type="float">
            <text:p>0.796327073631176</text:p>
          </table:table-cell>
          <table:table-cell table:style-name="ce7" office:value-type="float" office:value="0.75692321171282" calcext:value-type="float">
            <text:p>0.75692321171282</text:p>
          </table:table-cell>
          <table:table-cell table:style-name="ce11" office:value-type="float" office:value="0.791601030242096" calcext:value-type="float">
            <text:p>0.791601030242096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8"/>
          <table:table-cell table:style-name="ce4"/>
          <table:table-cell table:style-name="ce7" office:value-type="string" calcext:value-type="string">
            <text:p>acc</text:p>
          </table:table-cell>
          <table:table-cell table:style-name="ce7" office:value-type="string" calcext:value-type="string">
            <text:p>energy</text:p>
          </table:table-cell>
          <table:table-cell table:style-name="ce7" table:number-columns-repeated="6"/>
          <table:table-cell table:style-name="ce11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33" calcext:value-type="float">
            <text:p>0.033</text:p>
          </table:table-cell>
          <table:table-cell table:number-columns-repeated="9"/>
          <table:table-cell table:style-name="ce4" office:value-type="string" calcext:value-type="string">
            <text:p>dpu/cpu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table:number-columns-repeated="7"/>
          <table:table-cell table:style-name="ce11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2.121" calcext:value-type="float">
            <text:p>2.121</text:p>
          </table:table-cell>
          <table:table-cell office:value-type="float" office:value="4.932" calcext:value-type="float">
            <text:p>4.932</text:p>
          </table:table-cell>
          <table:table-cell table:number-columns-repeated="8"/>
          <table:table-cell table:style-name="ce4" office:value-type="string" calcext:value-type="string">
            <text:p>rank/cpu</text:p>
          </table:table-cell>
          <table:table-cell table:style-name="ce7" office:value-type="float" office:value="1.583" calcext:value-type="float">
            <text:p>1.583</text:p>
          </table:table-cell>
          <table:table-cell table:style-name="ce7" office:value-type="float" office:value="3.682" calcext:value-type="float">
            <text:p>3.682</text:p>
          </table:table-cell>
          <table:table-cell table:style-name="ce7" table:number-columns-repeated="6"/>
          <table:table-cell table:style-name="ce11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4.242" calcext:value-type="float">
            <text:p>4.242</text:p>
          </table:table-cell>
          <table:table-cell office:value-type="float" office:value="4.932" calcext:value-type="float">
            <text:p>4.932</text:p>
          </table:table-cell>
          <table:table-cell table:number-columns-repeated="8"/>
          <table:table-cell table:style-name="ce4" office:value-type="string" calcext:value-type="string">
            <text:p>dimm/cpu</text:p>
          </table:table-cell>
          <table:table-cell table:style-name="ce7" office:value-type="float" office:value="3.166" calcext:value-type="float">
            <text:p>3.166</text:p>
          </table:table-cell>
          <table:table-cell table:style-name="ce7" office:value-type="float" office:value="3.682" calcext:value-type="float">
            <text:p>3.682</text:p>
          </table:table-cell>
          <table:table-cell table:style-name="ce7" table:number-columns-repeated="6"/>
          <table:table-cell table:style-name="ce11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84.838" calcext:value-type="float">
            <text:p>84.838</text:p>
          </table:table-cell>
          <table:table-cell office:value-type="float" office:value="98.649" calcext:value-type="float">
            <text:p>98.649</text:p>
          </table:table-cell>
          <table:table-cell table:number-columns-repeated="8"/>
          <table:table-cell table:style-name="ce5" office:value-type="string" calcext:value-type="string">
            <text:p>clouddimm/cpu</text:p>
          </table:table-cell>
          <table:table-cell table:style-name="ce8" office:value-type="float" office:value="63.327" calcext:value-type="float">
            <text:p>63.327</text:p>
          </table:table-cell>
          <table:table-cell table:style-name="ce8" office:value-type="float" office:value="73.636" calcext:value-type="float">
            <text:p>73.636</text:p>
          </table:table-cell>
          <table:table-cell table:style-name="ce8" table:number-columns-repeated="6"/>
          <table:table-cell table:style-name="ce1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5"/>
        </table:table-row>
        <table:table-row table:style-name="ro1">
          <table:table-cell office:value-type="float" office:value="0.333333333333333" calcext:value-type="float">
            <text:p>0.333333333333333</text:p>
          </table:table-cell>
          <table:table-cell office:value-type="float" office:value="92500" calcext:value-type="float">
            <text:p>92500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office:value-type="float" office:value="0.333333333333333" calcext:value-type="float">
            <text:p>0.333333333333333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585" calcext:value-type="float">
            <text:p>0.005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24.8764312727273" calcext:value-type="float">
            <text:p>24.8764312727273</text:p>
          </table:table-cell>
          <table:table-cell office:value-type="float" office:value="14.5214683636364" calcext:value-type="float">
            <text:p>14.5214683636364</text:p>
          </table:table-cell>
          <table:table-cell office:value-type="float" office:value="10.3549629090909" calcext:value-type="float">
            <text:p>10.3549629090909</text:p>
          </table:table-cell>
          <table:table-cell table:number-columns-repeated="7"/>
          <table:table-cell office:value-type="string" calcext:value-type="string">
            <text:p>dpu R (total)</text:p>
          </table:table-cell>
          <table:table-cell office:value-type="float" office:value="40.4248334545455" calcext:value-type="float">
            <text:p>40.4248334545455</text:p>
          </table:table-cell>
          <table:table-cell office:value-type="float" office:value="23.5792770909091" calcext:value-type="float">
            <text:p>23.5792770909091</text:p>
          </table:table-cell>
          <table:table-cell office:value-type="float" office:value="16.8455563636364" calcext:value-type="float">
            <text:p>16.8455563636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14.2934756363636" calcext:value-type="float">
            <text:p>14.2934756363636</text:p>
          </table:table-cell>
          <table:table-cell office:value-type="float" office:value="6.92009527272727" calcext:value-type="float">
            <text:p>6.92009527272727</text:p>
          </table:table-cell>
          <table:table-cell office:value-type="float" office:value="7.37338036363636" calcext:value-type="float">
            <text:p>7.37338036363636</text:p>
          </table:table-cell>
          <table:table-cell table:number-columns-repeated="7"/>
          <table:table-cell office:value-type="string" calcext:value-type="string">
            <text:p>dpu W (total)</text:p>
          </table:table-cell>
          <table:table-cell office:value-type="float" office:value="23.8446574545455" calcext:value-type="float">
            <text:p>23.8446574545455</text:p>
          </table:table-cell>
          <table:table-cell office:value-type="float" office:value="11.1047156363636" calcext:value-type="float">
            <text:p>11.1047156363636</text:p>
          </table:table-cell>
          <table:table-cell office:value-type="float" office:value="12.7399418181818" calcext:value-type="float">
            <text:p>12.73994181818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Gb/s)</text:p>
          </table:table-cell>
          <table:table-cell office:value-type="float" office:value="1.71081642659205" calcext:value-type="float">
            <text:p>1.71081642659205</text:p>
          </table:table-cell>
          <table:table-cell office:value-type="float" office:value="0.828280886143921" calcext:value-type="float">
            <text:p>0.828280886143921</text:p>
          </table:table-cell>
          <table:table-cell office:value-type="float" office:value="0.88253554044813" calcext:value-type="float">
            <text:p>0.88253554044813</text:p>
          </table:table-cell>
          <table:table-cell table:number-columns-repeated="7"/>
          <table:table-cell office:value-type="string" calcext:value-type="string">
            <text:p>dpu R (Gb/s)</text:p>
          </table:table-cell>
          <table:table-cell office:value-type="float" office:value="1.71727739332441" calcext:value-type="float">
            <text:p>1.71727739332441</text:p>
          </table:table-cell>
          <table:table-cell office:value-type="float" office:value="0.799754710587722" calcext:value-type="float">
            <text:p>0.799754710587722</text:p>
          </table:table-cell>
          <table:table-cell office:value-type="float" office:value="0.917522682736689" calcext:value-type="float">
            <text:p>0.9175226827366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GB/s)</text:p>
          </table:table-cell>
          <table:table-cell office:value-type="float" office:value="2.97751284146011" calcext:value-type="float">
            <text:p>2.97751284146011</text:p>
          </table:table-cell>
          <table:table-cell office:value-type="float" office:value="1.73810535987077" calcext:value-type="float">
            <text:p>1.73810535987077</text:p>
          </table:table-cell>
          <table:table-cell office:value-type="float" office:value="1.23940748158935" calcext:value-type="float">
            <text:p>1.23940748158935</text:p>
          </table:table-cell>
          <table:table-cell table:number-columns-repeated="7"/>
          <table:table-cell office:value-type="string" calcext:value-type="string">
            <text:p>dpu W (GB/s)</text:p>
          </table:table-cell>
          <table:table-cell office:value-type="float" office:value="2.91137135237654" calcext:value-type="float">
            <text:p>2.91137135237654</text:p>
          </table:table-cell>
          <table:table-cell office:value-type="float" office:value="1.6981648646595" calcext:value-type="float">
            <text:p>1.6981648646595</text:p>
          </table:table-cell>
          <table:table-cell office:value-type="float" office:value="1.21320648771703" calcext:value-type="float">
            <text:p>1.213206487717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11.4272951300372" calcext:value-type="float">
            <text:p>11.4272951300372</text:p>
          </table:table-cell>
          <table:table-cell table:number-columns-repeated="9"/>
          <table:table-cell office:value-type="string" calcext:value-type="string">
            <text:p>host (s)</text:p>
          </table:table-cell>
          <table:table-cell office:value-type="float" office:value="17.74025213602" calcext:value-type="float">
            <text:p>17.74025213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731123915653867" calcext:value-type="float">
            <text:p>0.731123915653867</text:p>
          </table:table-cell>
          <table:table-cell table:number-columns-repeated="9"/>
          <table:table-cell office:value-type="string" calcext:value-type="string">
            <text:p>dpu Tasklet Balancing %</text:p>
          </table:table-cell>
          <table:table-cell office:value-type="float" office:value="0.782691913842479" calcext:value-type="float">
            <text:p>0.7826919138424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609968804354697" calcext:value-type="float">
            <text:p>6.10E-05</text:p>
          </table:table-cell>
          <table:table-cell office:value-type="float" office:value="0.27574544774489" calcext:value-type="float">
            <text:p>0.27574544774489</text:p>
          </table:table-cell>
          <table:table-cell office:value-type="float" office:value="0.17129770456952" calcext:value-type="float">
            <text:p>0.17129770456952</text:p>
          </table:table-cell>
          <table:table-cell office:value-type="float" office:value="0.999322109087596" calcext:value-type="float">
            <text:p>0.999322109087596</text:p>
          </table:table-cell>
          <table:table-cell office:value-type="float" office:value="0.237525794163307" calcext:value-type="float">
            <text:p>0.237525794163307</text:p>
          </table:table-cell>
          <table:table-cell office:value-type="float" office:value="0.0365445165464225" calcext:value-type="float">
            <text:p>0.036544516546423</text:p>
          </table:table-cell>
          <table:table-cell office:value-type="float" office:value="0.0267265989574112" calcext:value-type="float">
            <text:p>0.026726598957411</text:p>
          </table:table-cell>
          <table:table-cell office:value-type="float" office:value="0.463956938654398" calcext:value-type="float">
            <text:p>0.463956938654398</text:p>
          </table:table-cell>
          <table:table-cell/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367132171982322" calcext:value-type="float">
            <text:p>3.67E-05</text:p>
          </table:table-cell>
          <table:table-cell office:value-type="float" office:value="0.237898695605949" calcext:value-type="float">
            <text:p>0.237898695605949</text:p>
          </table:table-cell>
          <table:table-cell office:value-type="float" office:value="0.191289242131624" calcext:value-type="float">
            <text:p>0.191289242131624</text:p>
          </table:table-cell>
          <table:table-cell office:value-type="float" office:value="0.999591981379696" calcext:value-type="float">
            <text:p>0.999591981379696</text:p>
          </table:table-cell>
          <table:table-cell office:value-type="float" office:value="0.245373057436851" calcext:value-type="float">
            <text:p>0.245373057436851</text:p>
          </table:table-cell>
          <table:table-cell office:value-type="float" office:value="0.0380242321572323" calcext:value-type="float">
            <text:p>0.038024232157232</text:p>
          </table:table-cell>
          <table:table-cell office:value-type="float" office:value="0.0276097000671944" calcext:value-type="float">
            <text:p>0.027609700067195</text:p>
          </table:table-cell>
          <table:table-cell office:value-type="float" office:value="0.481366084519579" calcext:value-type="float">
            <text:p>0.481366084519579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2924169066.28182" calcext:value-type="float">
            <text:p>2924169066.28182</text:p>
          </table:table-cell>
          <table:table-cell office:value-type="float" office:value="178365.190909091" calcext:value-type="float">
            <text:p>178365.190909091</text:p>
          </table:table-cell>
          <table:table-cell office:value-type="float" office:value="806326308.463636" calcext:value-type="float">
            <text:p>806326308.463636</text:p>
          </table:table-cell>
          <table:table-cell office:value-type="float" office:value="500903448.827273" calcext:value-type="float">
            <text:p>500903448.827273</text:p>
          </table:table-cell>
          <table:table-cell office:value-type="float" office:value="2922186798.64545" calcext:value-type="float">
            <text:p>2922186798.64545</text:p>
          </table:table-cell>
          <table:table-cell office:value-type="float" office:value="694565579.736364" calcext:value-type="float">
            <text:p>694565579.736364</text:p>
          </table:table-cell>
          <table:table-cell office:value-type="float" office:value="106862344.827273" calcext:value-type="float">
            <text:p>106862344.827273</text:p>
          </table:table-cell>
          <table:table-cell office:value-type="float" office:value="78153093.9181818" calcext:value-type="float">
            <text:p>78153093.9181818</text:p>
          </table:table-cell>
          <table:table-cell office:value-type="float" office:value="1356688528.1" calcext:value-type="float">
            <text:p>1356688528.1</text:p>
          </table:table-cell>
          <table:table-cell/>
          <table:table-cell office:value-type="string" calcext:value-type="string">
            <text:p>dpu cycles</text:p>
          </table:table-cell>
          <table:table-cell office:value-type="float" office:value="4859803163.73636" calcext:value-type="float">
            <text:p>4859803163.73636</text:p>
          </table:table-cell>
          <table:table-cell office:value-type="float" office:value="178419.009090909" calcext:value-type="float">
            <text:p>178419.009090909</text:p>
          </table:table-cell>
          <table:table-cell office:value-type="float" office:value="1156140833.55455" calcext:value-type="float">
            <text:p>1156140833.55455</text:p>
          </table:table-cell>
          <table:table-cell office:value-type="float" office:value="929628064.1" calcext:value-type="float">
            <text:p>929628064.1</text:p>
          </table:table-cell>
          <table:table-cell office:value-type="float" office:value="4857820273.55455" calcext:value-type="float">
            <text:p>4857820273.55455</text:p>
          </table:table-cell>
          <table:table-cell office:value-type="float" office:value="1192464760.82727" calcext:value-type="float">
            <text:p>1192464760.82727</text:p>
          </table:table-cell>
          <table:table-cell office:value-type="float" office:value="184790283.736364" calcext:value-type="float">
            <text:p>184790283.736364</text:p>
          </table:table-cell>
          <table:table-cell office:value-type="float" office:value="134177707.736364" calcext:value-type="float">
            <text:p>134177707.736364</text:p>
          </table:table-cell>
          <table:table-cell office:value-type="float" office:value="2339344420.46364" calcext:value-type="float">
            <text:p>2339344420.46364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1978570000.1" calcext:value-type="float">
            <text:p>1978570000.1</text:p>
          </table:table-cell>
          <table:table-cell office:value-type="float" office:value="24952.8272727273" calcext:value-type="float">
            <text:p>24952.8272727273</text:p>
          </table:table-cell>
          <table:table-cell office:value-type="float" office:value="521999419.736364" calcext:value-type="float">
            <text:p>521999419.736364</text:p>
          </table:table-cell>
          <table:table-cell office:value-type="float" office:value="311891499.736364" calcext:value-type="float">
            <text:p>311891499.736364</text:p>
          </table:table-cell>
          <table:table-cell office:value-type="float" office:value="1978293537.55455" calcext:value-type="float">
            <text:p>1978293537.55455</text:p>
          </table:table-cell>
          <table:table-cell office:value-type="float" office:value="494339155.009091" calcext:value-type="float">
            <text:p>494339155.009091</text:p>
          </table:table-cell>
          <table:table-cell office:value-type="float" office:value="76500506.2818182" calcext:value-type="float">
            <text:p>76500506.2818182</text:p>
          </table:table-cell>
          <table:table-cell office:value-type="float" office:value="52777440.1" calcext:value-type="float">
            <text:p>52777440.1</text:p>
          </table:table-cell>
          <table:table-cell office:value-type="float" office:value="963726190.645455" calcext:value-type="float">
            <text:p>963726190.645455</text:p>
          </table:table-cell>
          <table:table-cell/>
          <table:table-cell office:value-type="string" calcext:value-type="string">
            <text:p>dpu inst</text:p>
          </table:table-cell>
          <table:table-cell office:value-type="float" office:value="3424317693.19091" calcext:value-type="float">
            <text:p>3424317693.19091</text:p>
          </table:table-cell>
          <table:table-cell office:value-type="float" office:value="24375.3727272727" calcext:value-type="float">
            <text:p>24375.3727272727</text:p>
          </table:table-cell>
          <table:table-cell office:value-type="float" office:value="772203131.736364" calcext:value-type="float">
            <text:p>772203131.736364</text:p>
          </table:table-cell>
          <table:table-cell office:value-type="float" office:value="608990507.736364" calcext:value-type="float">
            <text:p>608990507.736364</text:p>
          </table:table-cell>
          <table:table-cell office:value-type="float" office:value="3424047589.91818" calcext:value-type="float">
            <text:p>3424047589.91818</text:p>
          </table:table-cell>
          <table:table-cell office:value-type="float" office:value="883175713.554546" calcext:value-type="float">
            <text:p>883175713.554546</text:p>
          </table:table-cell>
          <table:table-cell office:value-type="float" office:value="137408701.190909" calcext:value-type="float">
            <text:p>137408701.190909</text:p>
          </table:table-cell>
          <table:table-cell office:value-type="float" office:value="94254579.0090909" calcext:value-type="float">
            <text:p>94254579.0090909</text:p>
          </table:table-cell>
          <table:table-cell office:value-type="float" office:value="1728490829.19091" calcext:value-type="float">
            <text:p>1728490829.19091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85432157026748" calcext:value-type="float">
            <text:p>0.685432157026748</text:p>
          </table:table-cell>
          <table:table-cell office:value-type="string" calcext:value-type="string">
            <text:p>NC</text:p>
          </table:table-cell>
          <table:table-cell office:value-type="float" office:value="0.651654932453626" calcext:value-type="float">
            <text:p>0.651654932453626</text:p>
          </table:table-cell>
          <table:table-cell office:value-type="float" office:value="0.651715112023003" calcext:value-type="float">
            <text:p>0.651715112023003</text:p>
          </table:table-cell>
          <table:table-cell office:value-type="float" office:value="0.6858121845008" calcext:value-type="float">
            <text:p>0.6858121845008</text:p>
          </table:table-cell>
          <table:table-cell office:value-type="float" office:value="0.72723459120374" calcext:value-type="float">
            <text:p>0.72723459120374</text:p>
          </table:table-cell>
          <table:table-cell office:value-type="float" office:value="0.730694482008777" calcext:value-type="float">
            <text:p>0.730694482008777</text:p>
          </table:table-cell>
          <table:table-cell office:value-type="float" office:value="0.686405884724972" calcext:value-type="float">
            <text:p>0.686405884724972</text:p>
          </table:table-cell>
          <table:table-cell office:value-type="float" office:value="0.725609719265781" calcext:value-type="float">
            <text:p>0.725609719265781</text:p>
          </table:table-cell>
          <table:table-cell/>
          <table:table-cell office:value-type="string" calcext:value-type="string">
            <text:p>dpu pipeline efficiency</text:p>
          </table:table-cell>
          <table:table-cell office:value-type="float" office:value="0.709965946558736" calcext:value-type="float">
            <text:p>0.709965946558736</text:p>
          </table:table-cell>
          <table:table-cell office:value-type="string" calcext:value-type="string">
            <text:p>NC</text:p>
          </table:table-cell>
          <table:table-cell office:value-type="float" office:value="0.672015626621612" calcext:value-type="float">
            <text:p>0.672015626621612</text:p>
          </table:table-cell>
          <table:table-cell office:value-type="float" office:value="0.663089545291071" calcext:value-type="float">
            <text:p>0.663089545291071</text:p>
          </table:table-cell>
          <table:table-cell office:value-type="float" office:value="0.710203663303991" calcext:value-type="float">
            <text:p>0.710203663303991</text:p>
          </table:table-cell>
          <table:table-cell office:value-type="float" office:value="0.747568203983515" calcext:value-type="float">
            <text:p>0.747568203983515</text:p>
          </table:table-cell>
          <table:table-cell office:value-type="float" office:value="0.750927156249329" calcext:value-type="float">
            <text:p>0.750927156249329</text:p>
          </table:table-cell>
          <table:table-cell office:value-type="float" office:value="0.7077413432631" calcext:value-type="float">
            <text:p>0.7077413432631</text:p>
          </table:table-cell>
          <table:table-cell office:value-type="float" office:value="0.745894200530475" calcext:value-type="float">
            <text:p>0.745894200530475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9"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36" calcext:value-type="float">
            <text:p>0.036</text:p>
          </table:table-cell>
          <table:table-cell table:number-columns-repeated="9"/>
          <table:table-cell office:value-type="string" calcext:value-type="string">
            <text:p>dpu/cpu</text:p>
          </table:table-cell>
          <table:table-cell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2.283" calcext:value-type="float">
            <text:p>2.283</text:p>
          </table:table-cell>
          <table:table-cell office:value-type="float" office:value="5.31" calcext:value-type="float">
            <text:p>5.31</text:p>
          </table:table-cell>
          <table:table-cell table:number-columns-repeated="8"/>
          <table:table-cell office:value-type="string" calcext:value-type="string">
            <text:p>rank/cpu</text:p>
          </table:table-cell>
          <table:table-cell office:value-type="float" office:value="1.911" calcext:value-type="float">
            <text:p>1.911</text:p>
          </table:table-cell>
          <table:table-cell office:value-type="float" office:value="4.444" calcext:value-type="float">
            <text:p>4.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4.567" calcext:value-type="float">
            <text:p>4.567</text:p>
          </table:table-cell>
          <table:table-cell office:value-type="float" office:value="5.31" calcext:value-type="float">
            <text:p>5.31</text:p>
          </table:table-cell>
          <table:table-cell table:number-columns-repeated="8"/>
          <table:table-cell office:value-type="string" calcext:value-type="string">
            <text:p>dimm/cpu</text:p>
          </table:table-cell>
          <table:table-cell office:value-type="float" office:value="3.822" calcext:value-type="float">
            <text:p>3.822</text:p>
          </table:table-cell>
          <table:table-cell office:value-type="float" office:value="4.444" calcext:value-type="float">
            <text:p>4.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91.331" calcext:value-type="float">
            <text:p>91.331</text:p>
          </table:table-cell>
          <table:table-cell office:value-type="float" office:value="106.199" calcext:value-type="float">
            <text:p>106.199</text:p>
          </table:table-cell>
          <table:table-cell table:number-columns-repeated="8"/>
          <table:table-cell office:value-type="string" calcext:value-type="string">
            <text:p>clouddimm/cpu</text:p>
          </table:table-cell>
          <table:table-cell office:value-type="float" office:value="76.44" calcext:value-type="float">
            <text:p>76.44</text:p>
          </table:table-cell>
          <table:table-cell office:value-type="float" office:value="88.883" calcext:value-type="float">
            <text:p>88.883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5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585" calcext:value-type="float">
            <text:p>0.005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14.0778021818182" calcext:value-type="float">
            <text:p>14.0778021818182</text:p>
          </table:table-cell>
          <table:table-cell office:value-type="float" office:value="8.07672727272727" calcext:value-type="float">
            <text:p>8.07672727272727</text:p>
          </table:table-cell>
          <table:table-cell office:value-type="float" office:value="6.00107490909091" calcext:value-type="float">
            <text:p>6.00107490909091</text:p>
          </table:table-cell>
          <table:table-cell table:number-columns-repeated="7"/>
          <table:table-cell office:value-type="string" calcext:value-type="string">
            <text:p>dpu R (total)</text:p>
          </table:table-cell>
          <table:table-cell office:value-type="float" office:value="19.9370683636364" calcext:value-type="float">
            <text:p>19.9370683636364</text:p>
          </table:table-cell>
          <table:table-cell office:value-type="float" office:value="11.5385112727273" calcext:value-type="float">
            <text:p>11.5385112727273</text:p>
          </table:table-cell>
          <table:table-cell office:value-type="float" office:value="8.39855709090909" calcext:value-type="float">
            <text:p>8.398557090909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7.67701890909091" calcext:value-type="float">
            <text:p>7.67701890909091</text:p>
          </table:table-cell>
          <table:table-cell office:value-type="float" office:value="3.92132436363636" calcext:value-type="float">
            <text:p>3.92132436363636</text:p>
          </table:table-cell>
          <table:table-cell office:value-type="float" office:value="3.75569454545455" calcext:value-type="float">
            <text:p>3.75569454545455</text:p>
          </table:table-cell>
          <table:table-cell table:number-columns-repeated="7"/>
          <table:table-cell office:value-type="string" calcext:value-type="string">
            <text:p>dpu W (total)</text:p>
          </table:table-cell>
          <table:table-cell office:value-type="float" office:value="11.2194269090909" calcext:value-type="float">
            <text:p>11.2194269090909</text:p>
          </table:table-cell>
          <table:table-cell office:value-type="float" office:value="5.52696727272727" calcext:value-type="float">
            <text:p>5.52696727272727</text:p>
          </table:table-cell>
          <table:table-cell office:value-type="float" office:value="5.69245963636364" calcext:value-type="float">
            <text:p>5.69245963636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Gb/s)</text:p>
          </table:table-cell>
          <table:table-cell office:value-type="float" office:value="1.67324674490671" calcext:value-type="float">
            <text:p>1.67324674490671</text:p>
          </table:table-cell>
          <table:table-cell office:value-type="float" office:value="0.85467331849452" calcext:value-type="float">
            <text:p>0.85467331849452</text:p>
          </table:table-cell>
          <table:table-cell office:value-type="float" office:value="0.818573426412186" calcext:value-type="float">
            <text:p>0.818573426412186</text:p>
          </table:table-cell>
          <table:table-cell table:number-columns-repeated="7"/>
          <table:table-cell office:value-type="string" calcext:value-type="string">
            <text:p>dpu R (Gb/s)</text:p>
          </table:table-cell>
          <table:table-cell office:value-type="float" office:value="1.69204337024277" calcext:value-type="float">
            <text:p>1.69204337024277</text:p>
          </table:table-cell>
          <table:table-cell office:value-type="float" office:value="0.833542426644743" calcext:value-type="float">
            <text:p>0.833542426644743</text:p>
          </table:table-cell>
          <table:table-cell office:value-type="float" office:value="0.858500943598031" calcext:value-type="float">
            <text:p>0.8585009435980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GB/s)</text:p>
          </table:table-cell>
          <table:table-cell office:value-type="float" office:value="3.06833120448276" calcext:value-type="float">
            <text:p>3.06833120448276</text:p>
          </table:table-cell>
          <table:table-cell office:value-type="float" office:value="1.76036529004596" calcext:value-type="float">
            <text:p>1.76036529004596</text:p>
          </table:table-cell>
          <table:table-cell office:value-type="float" office:value="1.3079659144368" calcext:value-type="float">
            <text:p>1.3079659144368</text:p>
          </table:table-cell>
          <table:table-cell table:number-columns-repeated="7"/>
          <table:table-cell office:value-type="string" calcext:value-type="string">
            <text:p>dpu W (GB/s)</text:p>
          </table:table-cell>
          <table:table-cell office:value-type="float" office:value="3.00678320025718" calcext:value-type="float">
            <text:p>3.00678320025718</text:p>
          </table:table-cell>
          <table:table-cell office:value-type="float" office:value="1.74016566618657" calcext:value-type="float">
            <text:p>1.74016566618657</text:p>
          </table:table-cell>
          <table:table-cell office:value-type="float" office:value="1.26661753407061" calcext:value-type="float">
            <text:p>1.2666175340706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4.79092025198042" calcext:value-type="float">
            <text:p>4.79092025198042</text:p>
          </table:table-cell>
          <table:table-cell table:number-columns-repeated="9"/>
          <table:table-cell office:value-type="string" calcext:value-type="string">
            <text:p>host (s)</text:p>
          </table:table-cell>
          <table:table-cell office:value-type="float" office:value="7.41356447298313" calcext:value-type="float">
            <text:p>7.413564472983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957665141670344" calcext:value-type="float">
            <text:p>0.957665141670344</text:p>
          </table:table-cell>
          <table:table-cell table:number-columns-repeated="9"/>
          <table:table-cell office:value-type="string" calcext:value-type="string">
            <text:p>dpu Tasklet Balancing %</text:p>
          </table:table-cell>
          <table:table-cell office:value-type="float" office:value="0.894400666530103" calcext:value-type="float">
            <text:p>0.894400666530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office:value-type="float" office:value="0.000111113999637421" calcext:value-type="float">
            <text:p>0.000111113999637</text:p>
          </table:table-cell>
          <table:table-cell office:value-type="float" office:value="0.331703941578181" calcext:value-type="float">
            <text:p>0.331703941578181</text:p>
          </table:table-cell>
          <table:table-cell office:value-type="float" office:value="0.148998717654445" calcext:value-type="float">
            <text:p>0.148998717654445</text:p>
          </table:table-cell>
          <table:table-cell office:value-type="float" office:value="0.998765110944387" calcext:value-type="float">
            <text:p>0.998765110944387</text:p>
          </table:table-cell>
          <table:table-cell office:value-type="float" office:value="0.220785735973646" calcext:value-type="float">
            <text:p>0.220785735973646</text:p>
          </table:table-cell>
          <table:table-cell office:value-type="float" office:value="0.0338384924073945" calcext:value-type="float">
            <text:p>0.033838492407395</text:p>
          </table:table-cell>
          <table:table-cell office:value-type="float" office:value="0.0254438489774073" calcext:value-type="float">
            <text:p>0.025443848977407</text:p>
          </table:table-cell>
          <table:table-cell office:value-type="float" office:value="0.429342692459888" calcext:value-type="float">
            <text:p>0.429342692459888</text:p>
          </table:table-cell>
          <table:table-cell/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768907471253629" calcext:value-type="float">
            <text:p>7.69E-05</text:p>
          </table:table-cell>
          <table:table-cell office:value-type="float" office:value="0.287157863497203" calcext:value-type="float">
            <text:p>0.287157863497203</text:p>
          </table:table-cell>
          <table:table-cell office:value-type="float" office:value="0.171978021927264" calcext:value-type="float">
            <text:p>0.171978021927264</text:p>
          </table:table-cell>
          <table:table-cell office:value-type="float" office:value="0.999145485928406" calcext:value-type="float">
            <text:p>0.999145485928406</text:p>
          </table:table-cell>
          <table:table-cell office:value-type="float" office:value="0.231146210278449" calcext:value-type="float">
            <text:p>0.231146210278449</text:p>
          </table:table-cell>
          <table:table-cell office:value-type="float" office:value="0.0355189230779174" calcext:value-type="float">
            <text:p>0.035518923077917</text:p>
          </table:table-cell>
          <table:table-cell office:value-type="float" office:value="0.0262925895141451" calcext:value-type="float">
            <text:p>0.026292589514145</text:p>
          </table:table-cell>
          <table:table-cell office:value-type="float" office:value="0.4509434447316" calcext:value-type="float">
            <text:p>0.4509434447316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1605834062.64545" calcext:value-type="float">
            <text:p>1605834062.64545</text:p>
          </table:table-cell>
          <table:table-cell office:value-type="float" office:value="178430.645454545" calcext:value-type="float">
            <text:p>178430.645454545</text:p>
          </table:table-cell>
          <table:table-cell office:value-type="float" office:value="532661488.1" calcext:value-type="float">
            <text:p>532661488.1</text:p>
          </table:table-cell>
          <table:table-cell office:value-type="float" office:value="239267216.1" calcext:value-type="float">
            <text:p>239267216.1</text:p>
          </table:table-cell>
          <table:table-cell office:value-type="float" office:value="1603851035.73636" calcext:value-type="float">
            <text:p>1603851035.73636</text:p>
          </table:table-cell>
          <table:table-cell office:value-type="float" office:value="354545255.372727" calcext:value-type="float">
            <text:p>354545255.372727</text:p>
          </table:table-cell>
          <table:table-cell office:value-type="float" office:value="54339003.7363636" calcext:value-type="float">
            <text:p>54339003.7363636</text:p>
          </table:table-cell>
          <table:table-cell office:value-type="float" office:value="40858599.3727273" calcext:value-type="float">
            <text:p>40858599.3727273</text:p>
          </table:table-cell>
          <table:table-cell office:value-type="float" office:value="689453120.1" calcext:value-type="float">
            <text:p>689453120.1</text:p>
          </table:table-cell>
          <table:table-cell/>
          <table:table-cell office:value-type="string" calcext:value-type="string">
            <text:p>dpu cycles</text:p>
          </table:table-cell>
          <table:table-cell office:value-type="float" office:value="2320743952.1" calcext:value-type="float">
            <text:p>2320743952.1</text:p>
          </table:table-cell>
          <table:table-cell office:value-type="float" office:value="178443.736363636" calcext:value-type="float">
            <text:p>178443.736363636</text:p>
          </table:table-cell>
          <table:table-cell office:value-type="float" office:value="666419875.009091" calcext:value-type="float">
            <text:p>666419875.009091</text:p>
          </table:table-cell>
          <table:table-cell office:value-type="float" office:value="399116954.281818" calcext:value-type="float">
            <text:p>399116954.281818</text:p>
          </table:table-cell>
          <table:table-cell office:value-type="float" office:value="2318760843.73636" calcext:value-type="float">
            <text:p>2318760843.73636</text:p>
          </table:table-cell>
          <table:table-cell office:value-type="float" office:value="536431169.554546" calcext:value-type="float">
            <text:p>536431169.554546</text:p>
          </table:table-cell>
          <table:table-cell office:value-type="float" office:value="82430325.9181818" calcext:value-type="float">
            <text:p>82430325.9181818</text:p>
          </table:table-cell>
          <table:table-cell office:value-type="float" office:value="61018368.1" calcext:value-type="float">
            <text:p>61018368.1</text:p>
          </table:table-cell>
          <table:table-cell office:value-type="float" office:value="1046524272.1" calcext:value-type="float">
            <text:p>1046524272.1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1099995408.1" calcext:value-type="float">
            <text:p>1099995408.1</text:p>
          </table:table-cell>
          <table:table-cell office:value-type="float" office:value="24378.2818181818" calcext:value-type="float">
            <text:p>24378.2818181818</text:p>
          </table:table-cell>
          <table:table-cell office:value-type="float" office:value="341857875.009091" calcext:value-type="float">
            <text:p>341857875.009091</text:p>
          </table:table-cell>
          <table:table-cell office:value-type="float" office:value="152428426.281818" calcext:value-type="float">
            <text:p>152428426.281818</text:p>
          </table:table-cell>
          <table:table-cell office:value-type="float" office:value="1099725265.55455" calcext:value-type="float">
            <text:p>1099725265.55455</text:p>
          </table:table-cell>
          <table:table-cell office:value-type="float" office:value="259833229.190909" calcext:value-type="float">
            <text:p>259833229.190909</text:p>
          </table:table-cell>
          <table:table-cell office:value-type="float" office:value="40045093.9181818" calcext:value-type="float">
            <text:p>40045093.9181818</text:p>
          </table:table-cell>
          <table:table-cell office:value-type="float" office:value="28052827.7363636" calcext:value-type="float">
            <text:p>28052827.7363636</text:p>
          </table:table-cell>
          <table:table-cell office:value-type="float" office:value="503956275.009091" calcext:value-type="float">
            <text:p>503956275.009091</text:p>
          </table:table-cell>
          <table:table-cell/>
          <table:table-cell office:value-type="string" calcext:value-type="string">
            <text:p>dpu inst</text:p>
          </table:table-cell>
          <table:table-cell office:value-type="float" office:value="1608734181.91818" calcext:value-type="float">
            <text:p>1608734181.91818</text:p>
          </table:table-cell>
          <table:table-cell office:value-type="float" office:value="24261.9181818182" calcext:value-type="float">
            <text:p>24261.9181818182</text:p>
          </table:table-cell>
          <table:table-cell office:value-type="float" office:value="434838584.827273" calcext:value-type="float">
            <text:p>434838584.827273</text:p>
          </table:table-cell>
          <table:table-cell office:value-type="float" office:value="256506083.009091" calcext:value-type="float">
            <text:p>256506083.009091</text:p>
          </table:table-cell>
          <table:table-cell office:value-type="float" office:value="1608465322.28182" calcext:value-type="float">
            <text:p>1608465322.28182</text:p>
          </table:table-cell>
          <table:table-cell office:value-type="float" office:value="394882800.1" calcext:value-type="float">
            <text:p>394882800.1</text:p>
          </table:table-cell>
          <table:table-cell office:value-type="float" office:value="60971312.1" calcext:value-type="float">
            <text:p>60971312.1</text:p>
          </table:table-cell>
          <table:table-cell office:value-type="float" office:value="42338205.1909091" calcext:value-type="float">
            <text:p>42338205.1909091</text:p>
          </table:table-cell>
          <table:table-cell office:value-type="float" office:value="768485556.463637" calcext:value-type="float">
            <text:p>768485556.463637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85148077126271" calcext:value-type="float">
            <text:p>0.685148077126271</text:p>
          </table:table-cell>
          <table:table-cell office:value-type="string" calcext:value-type="string">
            <text:p>NC</text:p>
          </table:table-cell>
          <table:table-cell office:value-type="float" office:value="0.641965095398085" calcext:value-type="float">
            <text:p>0.641965095398085</text:p>
          </table:table-cell>
          <table:table-cell office:value-type="float" office:value="0.637505992204015" calcext:value-type="float">
            <text:p>0.637505992204015</text:p>
          </table:table-cell>
          <table:table-cell office:value-type="float" office:value="0.685827097565707" calcext:value-type="float">
            <text:p>0.685827097565707</text:p>
          </table:table-cell>
          <table:table-cell office:value-type="float" office:value="0.733201619042292" calcext:value-type="float">
            <text:p>0.733201619042292</text:p>
          </table:table-cell>
          <table:table-cell office:value-type="float" office:value="0.737223143373295" calcext:value-type="float">
            <text:p>0.737223143373295</text:p>
          </table:table-cell>
          <table:table-cell office:value-type="float" office:value="0.686730879248045" calcext:value-type="float">
            <text:p>0.686730879248045</text:p>
          </table:table-cell>
          <table:table-cell office:value-type="float" office:value="0.731257423143263" calcext:value-type="float">
            <text:p>0.731257423143263</text:p>
          </table:table-cell>
          <table:table-cell/>
          <table:table-cell office:value-type="string" calcext:value-type="string">
            <text:p>dpu pipeline efficiency</text:p>
          </table:table-cell>
          <table:table-cell office:value-type="float" office:value="0.694711894212299" calcext:value-type="float">
            <text:p>0.694711894212299</text:p>
          </table:table-cell>
          <table:table-cell office:value-type="string" calcext:value-type="string">
            <text:p>NC</text:p>
          </table:table-cell>
          <table:table-cell office:value-type="float" office:value="0.654581988933779" calcext:value-type="float">
            <text:p>0.654581988933779</text:p>
          </table:table-cell>
          <table:table-cell office:value-type="float" office:value="0.647535733083583" calcext:value-type="float">
            <text:p>0.647535733083583</text:p>
          </table:table-cell>
          <table:table-cell office:value-type="float" office:value="0.695192294388981" calcext:value-type="float">
            <text:p>0.695192294388981</text:p>
          </table:table-cell>
          <table:table-cell office:value-type="float" office:value="0.73854396661799" calcext:value-type="float">
            <text:p>0.73854396661799</text:p>
          </table:table-cell>
          <table:table-cell office:value-type="float" office:value="0.742162043461335" calcext:value-type="float">
            <text:p>0.742162043461335</text:p>
          </table:table-cell>
          <table:table-cell office:value-type="float" office:value="0.695154898451934" calcext:value-type="float">
            <text:p>0.695154898451934</text:p>
          </table:table-cell>
          <table:table-cell office:value-type="float" office:value="0.736703859558022" calcext:value-type="float">
            <text:p>0.736703859558022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9"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66" calcext:value-type="float">
            <text:p>0.066</text:p>
          </table:table-cell>
          <table:table-cell table:number-columns-repeated="9"/>
          <table:table-cell office:value-type="string" calcext:value-type="string">
            <text:p>dpu/cpu</text:p>
          </table:table-cell>
          <table:table-cell office:value-type="float" office:value="0.051" calcext:value-type="float">
            <text:p>0.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4.238" calcext:value-type="float">
            <text:p>4.238</text:p>
          </table:table-cell>
          <table:table-cell office:value-type="float" office:value="9.855" calcext:value-type="float">
            <text:p>9.855</text:p>
          </table:table-cell>
          <table:table-cell table:number-columns-repeated="8"/>
          <table:table-cell office:value-type="string" calcext:value-type="string">
            <text:p>rank/cpu</text:p>
          </table:table-cell>
          <table:table-cell office:value-type="float" office:value="3.286" calcext:value-type="float">
            <text:p>3.286</text:p>
          </table:table-cell>
          <table:table-cell office:value-type="float" office:value="7.643" calcext:value-type="float">
            <text:p>7.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8.476" calcext:value-type="float">
            <text:p>8.476</text:p>
          </table:table-cell>
          <table:table-cell office:value-type="float" office:value="9.855" calcext:value-type="float">
            <text:p>9.855</text:p>
          </table:table-cell>
          <table:table-cell table:number-columns-repeated="8"/>
          <table:table-cell office:value-type="string" calcext:value-type="string">
            <text:p>dimm/cpu</text:p>
          </table:table-cell>
          <table:table-cell office:value-type="float" office:value="6.573" calcext:value-type="float">
            <text:p>6.573</text:p>
          </table:table-cell>
          <table:table-cell office:value-type="float" office:value="7.643" calcext:value-type="float">
            <text:p>7.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169.511" calcext:value-type="float">
            <text:p>169.511</text:p>
          </table:table-cell>
          <table:table-cell office:value-type="float" office:value="197.106" calcext:value-type="float">
            <text:p>197.106</text:p>
          </table:table-cell>
          <table:table-cell table:number-columns-repeated="8"/>
          <table:table-cell office:value-type="string" calcext:value-type="string">
            <text:p>clouddimm/cpu</text:p>
          </table:table-cell>
          <table:table-cell office:value-type="float" office:value="131.453" calcext:value-type="float">
            <text:p>131.453</text:p>
          </table:table-cell>
          <table:table-cell office:value-type="float" office:value="152.852" calcext:value-type="float">
            <text:p>152.85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13:19:02.506755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3:15:16.339353843</meta:creation-date>
    <dc:date>2022-03-07T13:26:31.781082519</dc:date>
    <meta:editing-duration>PT9M28S</meta:editing-duration>
    <meta:editing-cycles>3</meta:editing-cycles>
    <meta:generator>LibreOffice/6.4.7.2$Linux_X86_64 LibreOffice_project/40$Build-2</meta:generator>
    <meta:document-statistic meta:table-count="1" meta:cell-count="570" meta:object-count="0"/>
  </office:meta>
</office:document-meta>
</file>